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752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 - </text:span>MySQL SELECT- изкарва информация от дадена таблица</text:p>
      <text:p text:style-name="Standard"><text:span text:style-name="T1">1 - </text:span>MySQL WHERE- филтрира информацията</text:p>
      <text:p text:style-name="Standard"><text:span text:style-name="T1">1 - </text:span>MySQL AND, OR, NOT- И, ИЛИ, НЕ</text:p>
      <text:p text:style-name="Standard"><text:span text:style-name="T1">1 - </text:span>MySQL ORDER BY- сортира резултатите от SELECT-a</text:p>
      <text:p text:style-name="Standard"><text:span text:style-name="T1">1 - </text:span>MySQL INSERT INTO- Вкарва ред в таблицата</text:p>
      <text:p text:style-name="Standard"><text:span text:style-name="T1">1 - </text:span>MySQL NULL Values- не значи нищо</text:p>
      <text:p text:style-name="Standard"><text:span text:style-name="T1">1 - </text:span>MySQL UPDATE- променя информация в таблицата</text:p>
      <text:p text:style-name="Standard"><text:span text:style-name="T1">1 - </text:span>MySQL DELETE- трие неща в таблицата</text:p>
      <text:p text:style-name="Standard"><text:span text:style-name="T1">1 - </text:span>MySQL LIMIT- изкарва максимум *числото след LIMIT* резултата</text:p>
      <text:p text:style-name="Standard"><text:span text:style-name="T1">1 - </text:span>MySQL MIN and MAX- връща най-малка/най-голяма клетка от колоната</text:p>
      <text:p text:style-name="Standard"><text:span text:style-name="T1">1 - </text:span>MySQL COUNT, AVG, SUM- преброява каквото му зададем, връща средната стойност на дадена колона, връща сбора от вс клетки на колоната</text:p>
      <text:p text:style-name="Standard"><text:span text:style-name="T1">1 - </text:span>MySQL LIKE- проверява за подобна информация (не еднаква) пр. съдържа даден символ/мн символи</text:p>
      <text:p text:style-name="Standard"><text:span text:style-name="T1">1 - </text:span>MySQL Wildcards- силволи, които могат да бъдат заместени със всякакви други</text:p>
      <text:p text:style-name="Standard"><text:span text:style-name="T1">1 - </text:span>MySQL IN-можем да проверяваме от много стойности</text:p>
      <text:p text:style-name="Standard"><text:span text:style-name="T1">1 - </text:span>MySQL BETWEEN- избира се между две стойности</text:p>
      <text:p text:style-name="Standard"><text:span text:style-name="T1">0 - </text:span>MySQL Aliases- не знам</text:p>
      <text:p text:style-name="Standard"><text:span text:style-name="T1">1 - </text:span>MySQL Joins- обединява две таблици по дадени колони</text:p>
      <text:p text:style-name="Standard"><text:span text:style-name="T1">0 - </text:span>MySQL INNER JOIN- не знам</text:p>
      <text:p text:style-name="Standard"><text:span text:style-name="T1">1 - </text:span>MySQL LEFT JOIN- обединява, използвайки всички колони от лявата таблица и общите от дясната</text:p>
      <text:p text:style-name="Standard"><text:span text:style-name="T1">1 - </text:span>MySQL RIGHT JOIN- обединява, използвайки всички колони от дясната таблица и общите от лявата</text:p>
      <text:p text:style-name="Standard"><text:span text:style-name="T1">0 - </text:span>MySQL CROSS JOIN- не знам</text:p>
      <text:p text:style-name="Standard"><text:span text:style-name="T1">0 - </text:span>MySQL Self Join- не знам</text:p>
      <text:p text:style-name="Standard"><text:span text:style-name="T1">0 - </text:span>MySQL UNION- не сме учили</text:p>
      <text:p text:style-name="Standard"><text:span text:style-name="T1">1 - </text:span>MySQL DISTINCT- като unique но за query-та</text:p>
      <text:p text:style-name="Standard"><text:span text:style-name="T1">1 - </text:span>MySQL GROUP BY- групира информация по някоя колона</text:p>
      <text:p text:style-name="Standard"/>
      <text:p text:style-name="Standard"><text:span text:style-name="T1">1 - </text:span>MySQL Database - датабаза... сериозно тва как се обяснява</text:p>
      <text:p text:style-name="Standard"><text:span text:style-name="T1">1 - </text:span>MySQL Create DB - създава база данни</text:p>
      <text:p text:style-name="Standard"><text:span text:style-name="T1">1 - </text:span>MySQL Drop DB - трие базa данни</text:p>
      <text:p text:style-name="Standard"><text:span text:style-name="T1">1 - </text:span>MySQL Create Table - създава таблица</text:p>
      <text:p text:style-name="Standard"><text:span text:style-name="T1">1 - </text:span>MySQL Drop Table - трие таблица</text:p>
      <text:p text:style-name="Standard"><text:span text:style-name="T1">1 - </text:span>MySQL Alter Table - променя таблица</text:p>
      <text:p text:style-name="Standard"><text:span text:style-name="T1">1 - </text:span>MySQL Constraints - ограничения на колоната</text:p>
      <text:p text:style-name="Standard"><text:span text:style-name="T1">1 - </text:span>MySQL Not Null - всичко без null</text:p>
      <text:p text:style-name="Standard"><text:span text:style-name="T1">1 - </text:span>MySQL Unique - без повторения</text:p>
      <text:p text:style-name="Standard"><text:span text:style-name="T1">1 - </text:span>MySQL Primary Key - id</text:p>
      <text:p text:style-name="Standard"><text:span text:style-name="T1">1 - </text:span>MySQL Foreign Key - id на елементи от друга таблица</text:p>
      <text:p text:style-name="Standard"><text:span text:style-name="T1">1 - </text:span>MySQL Check - проверява нещо</text:p>
      <text:p text:style-name="Standard"><text:span text:style-name="T1">1 - </text:span>MySQL Default - ако не се зададе стойност, дава се тази</text:p>
      <text:p text:style-name="Standard"><text:span text:style-name="T1">1 - </text:span>MySQL Auto Increment - автоматично зададена стойност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9T08:37:06.491818696</meta:creation-date>
    <dc:date>2022-11-29T08:43:58.022469506</dc:date>
    <meta:editing-duration>PT6M51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39" meta:word-count="376" meta:character-count="1968" meta:non-whitespace-character-count="1631"/>
  </office:meta>
</office:document-meta>
</file>